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300000297710C5891EC7E40F7.png" manifest:media-type="image/png"/>
  <manifest:file-entry manifest:full-path="Pictures/1000000000000154000002C14ABF57435CF30499.png" manifest:media-type="image/png"/>
  <manifest:file-entry manifest:full-path="Pictures/100000000000014B000002CFD29A2836F01394EB.png" manifest:media-type="image/png"/>
  <manifest:file-entry manifest:full-path="Pictures/1000000000000153000001EF988A433FFA6F69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x="0.161cm" svg:y="0.146cm" svg:width="8.5cm" svg:height="17.78cm" draw:z-index="0"><draw:image xlink:href="Pictures/100000000000015300000297710C5891EC7E40F7.png" xlink:type="simple" xlink:show="embed" xlink:actuate="onLoad" draw:mime-type="image/png"/></draw:frame><draw:frame draw:style-name="fr1" draw:name="Bild4" text:anchor-type="char" svg:x="8.818cm" svg:y="0cm" svg:width="8.758cm" svg:height="19.024cm" draw:z-index="3"><draw:image xlink:href="Pictures/100000000000014B000002CFD29A2836F0139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Bild3" text:anchor-type="char" svg:x="-0.162cm" svg:y="0.199cm" svg:width="8.996cm" svg:height="18.653cm" draw:z-index="2"><draw:image xlink:href="Pictures/1000000000000154000002C14ABF57435CF30499.png" xlink:type="simple" xlink:show="embed" xlink:actuate="onLoad" draw:mime-type="image/png"/></draw:frame><draw:frame draw:style-name="fr2" draw:name="Bild1" text:anchor-type="char" svg:x="9.043cm" svg:y="0.146cm" svg:width="8.5cm" svg:height="12.412cm" draw:z-index="1"><draw:image xlink:href="Pictures/1000000000000153000001EF988A433FFA6F69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9:25:55.729000000</meta:creation-date>
    <meta:print-date>2021-04-03T19:51:51.973000000</meta:print-date>
    <dc:date>2021-04-03T22:01:38.690000000</dc:date>
    <meta:editing-duration>PT2H5M12S</meta:editing-duration>
    <meta:editing-cycles>1</meta:editing-cycles>
    <meta:document-statistic meta:table-count="0" meta:image-count="4" meta:object-count="0" meta:page-count="2" meta:paragraph-count="1" meta:word-count="0" meta:character-count="1" meta:non-whitespace-character-count="0"/>
    <meta:generator>LibreOffice/7.1.2.2$Windows_X86_64 LibreOffice_project/8a45595d069ef5570103caea1b71cc9d82b2aae4</meta:generator>
  </office:meta>
</office:document-meta>
</file>